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7e33" officeooo:paragraph-rsid="001a7e33"/>
    </style:style>
    <style:style style:name="P2" style:family="paragraph" style:parent-style-name="Standard">
      <style:text-properties officeooo:rsid="001a7e33" officeooo:paragraph-rsid="001a7e33"/>
    </style:style>
    <style:style style:name="P3" style:family="paragraph" style:parent-style-name="Standard">
      <style:text-properties officeooo:rsid="001a7e33" officeooo:paragraph-rsid="001b5855"/>
    </style:style>
    <style:style style:name="P4" style:family="paragraph" style:parent-style-name="Standard">
      <style:text-properties officeooo:rsid="001b5855" officeooo:paragraph-rsid="001b5855"/>
    </style:style>
    <style:style style:name="P5" style:family="paragraph" style:parent-style-name="Standard">
      <style:text-properties officeooo:rsid="001ce8d6" officeooo:paragraph-rsid="001ce8d6"/>
    </style:style>
    <style:style style:name="P6" style:family="paragraph" style:parent-style-name="Standard">
      <style:text-properties officeooo:rsid="001e076a" officeooo:paragraph-rsid="001e076a"/>
    </style:style>
    <style:style style:name="T1" style:family="text">
      <style:text-properties officeooo:rsid="001c19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I ToolBox </text:p>
      <text:p text:style-name="P3"/>
      <text:p text:style-name="P3"><text:s/>Print those Scores!</text:p>
      <text:p text:style-name="P1"/>
      <text:p text:style-name="P1">The three screenshots are shown in the repository. The cells use a calculation to find the g_score, the h_score, and the f_score to find the shortest possible distance from the start to the finish. The g_score is the distance from the original square to the current square, or a measure of how far you must move to make it to the said square. The h_score is the distance from the current square to the finish, or a rough estimate of how much more you must move to reach your destination, disregarding obstacles. The f_score is the sum of the g_score and the h_score, thus creating a holistic measurement by which to gauge that square's cost. This holds true for the screenshots. In the g_score screenshot, the highlighted squares show the how far Paul would have to travel to make it to that square, with 0 being his starting position and 19 being the square right before he reaches the cake. In the h_score screenshot, the highlighted squares show how much farther he needs to travel to make it to the cake, with 18 being his starting position and 1 being the square right before he reaches the cake. And the f_score screenshots shows the sum of the previous two, showing 18 which is 18+0 for his starting position, and 20 which is 19+1 for the square right before he reaches the end. Looking at the all the other squares in the f_score screenshot, it is apparent that the algorithm chooses the path with the lowest f_score, thus validating the A* algorithm.</text:p>
      <text:p text:style-name="P1"/>
      <text:p text:style-name="P4">Paul gets Diagonals</text:p>
      <text:p text:style-name="P4"/>
      <text:p text:style-name="P4">The diagonal screenshot is shown in the repository. The algorithm has been changed such that it will accept diagonals as possible movements when generating squares for successors in the open list. The algorithm also account for the fact that the diagonals cost 3 squares, which makes them a little less appealing and thus Paul won't always go for them. The screenshot is a demonstration of the diagonal behavior. Note that the lava has been placed such that Paul must use a diagonal move to reach the goal. The shortest distance, and really the only distance, is achieved by using the newly implemented diagonal move. <text:s/>The fact that he does means that it's working properly. Note that this screenshot shows the g_score, which then displays the cost of moving to a certain square from the starting point. As can be seen, the score jumps from 8 to 11 upon moving the diagona<text:span text:style-name="T1">l. Further experiementation showed that when one of the edge lavas were removed, thus allowing a space for Paul to move past without diagonals, Paul chose that path instead, showing that diagonals are a useful means of progressing forward but are still costly within the eyes of the algorithm. This shows t</text:span>hat the diagonal implementation is validated.</text:p>
      <text:p text:style-name="P4"/>
      <text:p text:style-name="P5">Paul gets Hops</text:p>
      <text:p text:style-name="P5"/>
      <text:p text:style-name="P5">The jump lava screenshot is shown in the repository. The algorithm has been changed such that it will reach to the second linear square as possible movements when generating successors in the open list. The algorithm also accounts for the fact these “jumps” count as 8 movements which makes them less appealing. The screenshot has lavas oriented such that Paul would take a very long route if he simply followed the 1 by 1 square movement behavior. The jumping behavior is thus much more appealing and offers a faster route with less cost. Note that he jumps twice directly across the obstacle to save moves, which is much faster than winding up and down the path. Also note that the g_scores are shown in this screenshot, and the jumping points both show an 8 point increase in the score. It was also experimented with removing from of the lavas from the ends, and Paul then doesn't jump and just walks straight through, thus showing the consideration that's put into the jump. This shows that the jumping implementation is validated.</text:p>
      <text:p text:style-name="P6"><text:soft-page-break/>Paul gets Swamped</text:p>
      <text:p text:style-name="P6"/>
      <text:p text:style-name="P6">The swamp screenshot is shown in the repository. The gridworld class has been changed to include a swamp function, such that pressing s allows for one to put down swamp tiles, and these tiles cost 4 to move onto. They are obviously less appealing than just moving on normal tiles. The screenshot thus shows a situation where Paul is forced to move over a swamp tile because of the lava tiles that surround the other paths. Note that he makes a double diagonal move, and the increments are correct, showing 6 to get on the swamp, and 3 to get on the next normal tile. An experiment was conducted where a lava tile was taken out near the bottom of the diaogonal obstacle, and Paul then chose that diagonal path instead, as there were no swampy areas over there. This shows that the algorithm correctly prioritizes the swamp tiles behind the normals tiles, and shows that the swamp tiles are validated.</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7:54:50.415671332</meta:creation-date>
    <dc:date>2016-03-14T19:25:43.927961710</dc:date>
    <meta:editing-duration>PT1H5M6S</meta:editing-duration>
    <meta:editing-cycles>5</meta:editing-cycles>
    <meta:generator>LibreOffice/4.2.8.2$Linux_X86_64 LibreOffice_project/420m0$Build-2</meta:generator>
    <meta:document-statistic meta:table-count="0" meta:image-count="0" meta:object-count="0" meta:page-count="2" meta:paragraph-count="9" meta:word-count="822" meta:character-count="4697" meta:non-whitespace-character-count="3881"/>
  </office:meta>
</office:document-meta>
</file>